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90000018431CA084204979D9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tge1" text:anchor-type="char" svg:width="17cm" svg:height="9.686cm" draw:z-index="0"><draw:image xlink:href="Pictures/10000001000002A90000018431CA084204979D9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5T10:19:30.766614191</meta:creation-date>
    <dc:date>2024-02-15T10:19:50.726257780</dc:date>
    <meta:editing-duration>PT2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